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225" officeooo:paragraph-rsid="001fc225"/>
    </style:style>
    <style:style style:name="T1" style:family="text">
      <style:text-properties officeooo:rsid="002120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1 Sistemas Operativos.</text:p>
      <text:p text:style-name="P1"/>
      <text:p text:style-name="P1"/>
      <text:p text:style-name="P1">Idea:</text:p>
      <text:p text:style-name="P1">La idea a desarrollar para este TP es un juego. En dicho juego pueden participar de 2 a 4 personas. Cada jugador maneja una vibora que va dejando su marca en el campo de juego. El objetivo del juego es ser el ultimo jugador vivo. Una vibora “muere” cuando su cabeza colisiona con el cuerpo de alguna vibora. Se va a mantener un registro de la cantidad de victorias y derrotas de cada jugador por medio de una base de datos. Para esto es necesario tambien almacenar diferentes cuentas con usuario y contraseña.</text:p>
      <text:p text:style-name="P1"/>
      <text:p text:style-name="P1">Diseño Conceptual:</text:p>
      <text:p text:style-name="P1">El diseño es el siguiente.</text:p>
      <text:p text:style-name="P1">El cliente tiene como objetivo imprimir en pantalla el campo de juego recibido por el servidor. Tambien <text:s/>debe indicarle al servidor cuando el jugador presiona una tecla. Tambien cuando se ejecuta el juego se el va a pedir que ingrese el usuario, si el usuario existe<text:span text:style-name="T1">(para eso se conecta con el servidor que le va a indicar si dicho usuario existe)</text:span> se le va a pedir la contraseña, en caso de que no exista, se le va a pedir que ingrese una contraseña para crear el usuario.</text:p>
      <text:p text:style-name="P1"/>
      <text:p text:style-name="P1">El servidor va a ser el encargado de ejecutar el juego y manejar toda la logica. Cada servidor va a ser capaz de correr un juego, en caso de querer jugarse mas de un juego simultaneo se va a levantar otro servidor para que los otros jugadores puedan jugar.</text:p>
      <text:p text:style-name="P1"/>
      <text:p text:style-name="P1">Diseño de Comunicacion:</text:p>
      <text:p text:style-name="P1"/>
      <text:p text:style-name="P1">La comunicación entre el servidor y los clientes va a realizarse mendiante sockets. El servidor lo que va a enviar principalmente es como se encuenta el campo de juego en ese momento, y el cliente va a enviar las teclas que el usuario presiona. La unica excepcion a esto es cuando el usuario quiere iniciar sesion o registra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Casagrande</meta:initial-creator>
    <meta:creation-date>2016-04-12T10:49:28.954463289</meta:creation-date>
    <dc:date>2016-04-12T11:00:45.498313175</dc:date>
    <dc:creator>Lucas Casagrande</dc:creator>
    <meta:editing-duration>PT1M6S</meta:editing-duration>
    <meta:editing-cycles>1</meta:editing-cycles>
    <meta:document-statistic meta:table-count="0" meta:image-count="0" meta:object-count="0" meta:page-count="1" meta:paragraph-count="9" meta:word-count="301" meta:character-count="1661" meta:non-whitespace-character-count="1368"/>
    <meta:generator>LibreOffice/5.1.0.3$Linux_X86_64 LibreOffice_project/10m0$Build-3</meta:generator>
  </office:meta>
</office:document-meta>
</file>